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2" svg:font-family="'Courier New'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xi Sans1" svg:font-family="'Luxi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fo:font-weight="normal" style:font-name-asian="Courier New2" style:font-size-asian="10pt" style:font-weight-asian="normal" style:font-name-complex="Courier New2" style:font-size-complex="10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5" style:family="paragraph" style:parent-style-name="Standard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7" style:family="paragraph" style:parent-style-name="Text_20_body" style:list-style-name="L1"/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Courier New2" fo:font-size="10pt" fo:font-weight="bold" style:font-name-asian="Courier New2" style:font-size-asian="10pt" style:font-weight-asian="bold" style:font-name-complex="Courier New2" style:font-size-complex="10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c0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0000c0" style:font-name="Courier New2" fo:font-size="10pt" style:font-name-asian="Courier New2" style:font-size-asian="10pt" style:font-name-complex="Courier New2" style:font-size-complex="10pt"/>
    </style:style>
    <style:style style:name="T9" style:family="text">
      <style:text-properties fo:color="#2a00ff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la 03</text:h>
      <text:p text:style-name="código"/>
      <text:p text:style-name="código"/>
      <text:h text:style-name="Heading_20_2" text:outline-level="2">Código 01:</text:h>
      <text:p text:style-name="P1"/>
      <text:p text:style-name="P4"><text:span text:style-name="T1">public</text:span><text:span text:style-name="T3"> </text:span><text:span text:style-name="T1">class</text:span><text:span text:style-name="T3"> Objeto {</text:span></text:p>
      <text:p text:style-name="P4"><text:span text:style-name="T3"><text:s text:c="4"/></text:span><text:span text:style-name="T1">int</text:span><text:span text:style-name="T3"> </text:span><text:span text:style-name="T6">instancias</text:span><text:span text:style-name="T3">;</text:span></text:p>
      <text:p text:style-name="P2"><text:s text:c="4"/></text:p>
      <text:p text:style-name="P2"><text:s text:c="4"/>Objeto(){</text:p>
      <text:p text:style-name="P4"><text:span text:style-name="T3"><text:s text:c="8"/></text:span><text:span text:style-name="T6">instancias</text:span><text:span text:style-name="T3">++;</text:span></text:p>
      <text:p text:style-name="P2"><text:s text:c="4"/>}</text:p>
      <text:p text:style-name="P2">}</text:p>
      <text:p text:style-name="P1"/>
      <text:p text:style-name="P2"><text:span text:style-name="T1">public</text:span> <text:span text:style-name="T1">class</text:span> ExemploStatic {</text:p>
      <text:p text:style-name="P4"><text:span text:style-name="T3"><text:s text:c="4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4"><text:span text:style-name="T3"><text:s text:c="8"/>Objeto obj1 = </text:span><text:span text:style-name="T1">new</text:span><text:span text:style-name="T3"> Objeto();</text:span></text:p>
      <text:p text:style-name="P4"><text:span text:style-name="T3"><text:s text:c="8"/>System.</text:span><text:span text:style-name="T7">out</text:span><text:span text:style-name="T3">.println(obj1.</text:span><text:span text:style-name="T6">instancias</text:span><text:span text:style-name="T3">);</text:span></text:p>
      <text:p text:style-name="P4"/>
      <text:p text:style-name="P4"><text:span text:style-name="T3"><text:s text:c="8"/>Objeto obj2 = </text:span><text:span text:style-name="T1">new</text:span><text:span text:style-name="T3"> Objeto();</text:span></text:p>
      <text:p text:style-name="P4"><text:span text:style-name="T3"><text:s text:c="8"/>System.</text:span><text:span text:style-name="T7">out</text:span><text:span text:style-name="T3">.println(obj2.</text:span><text:span text:style-name="T6">instancias</text:span><text:span text:style-name="T3">);</text:span></text:p>
      <text:p text:style-name="P4"/>
      <text:p text:style-name="P4"><text:span text:style-name="T3"><text:s text:c="8"/>Objeto obj3 = </text:span><text:span text:style-name="T1">new</text:span><text:span text:style-name="T3"> Objeto();</text:span></text:p>
      <text:p text:style-name="P4"><text:span text:style-name="T3"><text:s text:c="8"/>System.</text:span><text:span text:style-name="T7">out</text:span><text:span text:style-name="T3">.println(obj3.</text:span><text:span text:style-name="T6">instancias</text:span><text:span text:style-name="T3">);</text:span></text:p>
      <text:p text:style-name="P4"/>
      <text:p text:style-name="P2"><text:s text:c="4"/>}</text:p>
      <text:p text:style-name="P2">}</text:p>
      <text:p text:style-name="P1"/>
      <text:p text:style-name="Standard">Altere <text:span text:style-name="T2">int</text:span><text:span text:style-name="T4"> </text:span><text:span text:style-name="T8">instancias</text:span><text:span text:style-name="T4">;</text:span> da classe Objeto para <text:span text:style-name="T2">static int</text:span><text:span text:style-name="T4"> </text:span><text:span text:style-name="T8">instancias</text:span><text:span text:style-name="T4">;</text:span> .O que aconteceu?</text:p>
      <text:p text:style-name="Standard"/>
      <text:h text:style-name="Heading_20_2" text:outline-level="2">Código 02:</text:h>
      <text:p text:style-name="P5"/>
      <text:p text:style-name="P4"><text:span text:style-name="T1">public</text:span><text:span text:style-name="T3"> </text:span><text:span text:style-name="T1">class</text:span><text:span text:style-name="T3"> ExemploSobrecarga {</text:span></text:p>
      <text:p text:style-name="P4"><text:span text:style-name="T3"><text:s text:c="4"/></text:span><text:span text:style-name="T1">static</text:span><text:span text:style-name="T3"> </text:span><text:span text:style-name="T1">void</text:span><text:span text:style-name="T3"> metodo(</text:span><text:span text:style-name="T1">byte</text:span><text:span text:style-name="T3"> b){</text:span></text:p>
      <text:p text:style-name="P4"><text:span text:style-name="T3"><text:s text:c="8"/>System.</text:span><text:span text:style-name="T7">out</text:span><text:span text:style-name="T3">.printf(</text:span><text:span text:style-name="T9">"\nEste método recebe um BYTE: %d"</text:span><text:span text:style-name="T3">, b);</text:span></text:p>
      <text:p text:style-name="P2"><text:s text:c="4"/>}</text:p>
      <text:p text:style-name="P4"><text:span text:style-name="T3"><text:s text:c="4"/></text:span><text:span text:style-name="T1">static</text:span><text:span text:style-name="T3"> </text:span><text:span text:style-name="T1">void</text:span><text:span text:style-name="T3"> metodo(</text:span><text:span text:style-name="T1">short</text:span><text:span text:style-name="T3"> s){</text:span></text:p>
      <text:p text:style-name="P4"><text:span text:style-name="T3"><text:s text:c="8"/>System.</text:span><text:span text:style-name="T7">out</text:span><text:span text:style-name="T3">.printf(</text:span><text:span text:style-name="T9">"\nEste método recebe um SHORT: %d"</text:span><text:span text:style-name="T3">, s);</text:span></text:p>
      <text:p text:style-name="P2"><text:s text:c="4"/>}</text:p>
      <text:p text:style-name="P4"><text:span text:style-name="T3"><text:s text:c="4"/></text:span><text:span text:style-name="T1">static</text:span><text:span text:style-name="T3"> </text:span><text:span text:style-name="T1">void</text:span><text:span text:style-name="T3"> metodo(</text:span><text:span text:style-name="T1">int</text:span><text:span text:style-name="T3"> i){</text:span></text:p>
      <text:p text:style-name="P4"><text:span text:style-name="T3"><text:s text:c="8"/>System.</text:span><text:span text:style-name="T7">out</text:span><text:span text:style-name="T3">.printf(</text:span><text:span text:style-name="T9">"\nEste método recebe um INT: %d"</text:span><text:span text:style-name="T3">, i);</text:span></text:p>
      <text:p text:style-name="P2"><text:s text:c="4"/>}</text:p>
      <text:p text:style-name="P4"><text:span text:style-name="T3"><text:s text:c="4"/></text:span><text:span text:style-name="T1">static</text:span><text:span text:style-name="T3"> </text:span><text:span text:style-name="T1">void</text:span><text:span text:style-name="T3"> metodo(</text:span><text:span text:style-name="T1">long</text:span><text:span text:style-name="T3"> l){</text:span></text:p>
      <text:p text:style-name="P4"><text:span text:style-name="T3"><text:s text:c="8"/>System.</text:span><text:span text:style-name="T7">out</text:span><text:span text:style-name="T3">.printf(</text:span><text:span text:style-name="T9">"\nEste método recebe um LONG: %d"</text:span><text:span text:style-name="T3">, l);</text:span></text:p>
      <text:p text:style-name="P2"><text:s text:c="4"/>}</text:p>
      <text:p text:style-name="P4"><text:span text:style-name="T3"><text:s text:c="4"/></text:span><text:span text:style-name="T1">static</text:span><text:span text:style-name="T3"> </text:span><text:span text:style-name="T1">void</text:span><text:span text:style-name="T3"> metodo(</text:span><text:span text:style-name="T1">float</text:span><text:span text:style-name="T3"> f){</text:span></text:p>
      <text:p text:style-name="P4"><text:span text:style-name="T3"><text:s text:c="8"/>System.</text:span><text:span text:style-name="T7">out</text:span><text:span text:style-name="T3">.printf(</text:span><text:span text:style-name="T9">"\nEste método recebe um FLOAT: %f"</text:span><text:span text:style-name="T3">, f);</text:span></text:p>
      <text:p text:style-name="P2"><text:s text:c="4"/>}</text:p>
      <text:p text:style-name="P4"><text:span text:style-name="T3"><text:s text:c="4"/></text:span><text:span text:style-name="T1">static</text:span><text:span text:style-name="T3"> </text:span><text:span text:style-name="T1">void</text:span><text:span text:style-name="T3"> metodo(</text:span><text:span text:style-name="T1">double</text:span><text:span text:style-name="T3"> d){</text:span></text:p>
      <text:p text:style-name="P4"><text:span text:style-name="T3"><text:s text:c="8"/>System.</text:span><text:span text:style-name="T7">out</text:span><text:span text:style-name="T3">.printf(</text:span><text:span text:style-name="T9">"\nEste método recebe um DOUBLE: %f"</text:span><text:span text:style-name="T3">, d);</text:span></text:p>
      <text:p text:style-name="P2"><text:s text:c="4"/>}</text:p>
      <text:p text:style-name="P4"><text:span text:style-name="T3"><text:s text:c="4"/></text:span><text:span text:style-name="T1">static</text:span><text:span text:style-name="T3"> </text:span><text:span text:style-name="T1">void</text:span><text:span text:style-name="T3"> metodo(String texto){</text:span></text:p>
      <text:p text:style-name="P4"><text:span text:style-name="T3"><text:s text:c="8"/>System.</text:span><text:span text:style-name="T7">out</text:span><text:span text:style-name="T3">.printf(</text:span><text:span text:style-name="T9">"\nEste método recebe um BYTE: %s"</text:span><text:span text:style-name="T3">, texto);</text:span></text:p>
      <text:p text:style-name="P2"><text:s text:c="4"/>}</text:p>
      <text:p text:style-name="P4"><text:span text:style-name="T3"><text:s text:c="4"/></text:span><text:span text:style-name="T1">static</text:span><text:span text:style-name="T3"> </text:span><text:span text:style-name="T1">void</text:span><text:span text:style-name="T3"> metodo(){</text:span></text:p>
      <text:p text:style-name="P4"><text:span text:style-name="T3"><text:s text:c="8"/>System.</text:span><text:span text:style-name="T7">out</text:span><text:span text:style-name="T3">.printf(</text:span><text:span text:style-name="T9">"\nEste método não recebe parâmetros"</text:span><text:span text:style-name="T3">);</text:span></text:p>
      <text:p text:style-name="P2"><text:s text:c="4"/>}</text:p>
      <text:p text:style-name="P2"><text:s text:c="4"/></text:p>
      <text:p text:style-name="P4"><text:span text:style-name="T3"><text:s text:c="4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2"><text:s text:c="8"/><text:span text:style-name="T10">metodo</text:span>(1);</text:p>
      <text:p text:style-name="P2"><text:s text:c="8"/><text:span text:style-name="T10">metodo</text:span>(1.0);</text:p>
      <text:p text:style-name="P2"><text:s text:c="8"/><text:span text:style-name="T10">metodo</text:span>(1.0f);</text:p>
      <text:p text:style-name="P2"><text:s text:c="8"/><text:span text:style-name="T10">metodo</text:span>(1L);</text:p>
      <text:p text:style-name="P4"><text:soft-page-break/><text:span text:style-name="T3"><text:s text:c="8"/></text:span><text:span text:style-name="T5">metodo</text:span><text:span text:style-name="T3">(</text:span><text:span text:style-name="T9">"teste"</text:span><text:span text:style-name="T3">);</text:span></text:p>
      <text:p text:style-name="P2"><text:s text:c="8"/><text:span text:style-name="T10">metodo</text:span>();</text:p>
      <text:p text:style-name="P4"><text:span text:style-name="T3"><text:s text:c="8"/></text:span><text:span text:style-name="T5">metodo</text:span><text:span text:style-name="T3">((</text:span><text:span text:style-name="T1">byte</text:span><text:span text:style-name="T3">)1);</text:span></text:p>
      <text:p text:style-name="P4"><text:span text:style-name="T3"><text:s text:c="8"/></text:span><text:span text:style-name="T5">metodo</text:span><text:span text:style-name="T3">((</text:span><text:span text:style-name="T1">short</text:span><text:span text:style-name="T3">)1);</text:span></text:p>
      <text:p text:style-name="P2"><text:s text:c="4"/>}</text:p>
      <text:p text:style-name="P2">}</text:p>
      <text:p text:style-name="Standard"/>
      <text:h text:style-name="Heading_20_2" text:outline-level="2">Código 03:</text:h>
      <text:p text:style-name="P6"><text:span text:style-name="T1">public</text:span> <text:span text:style-name="T1">class</text:span> DeclaraArray {</text:p>
      <text:p text:style-name="P4"><text:span text:style-name="T3"><text:s text:c="4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4"><text:span text:style-name="T3"><text:s text:c="8"/></text:span><text:span text:style-name="T1">int</text:span><text:span text:style-name="T3"> [] numeros = </text:span><text:span text:style-name="T1">new</text:span><text:span text:style-name="T3"> </text:span><text:span text:style-name="T1">int</text:span><text:span text:style-name="T3">[10];</text:span></text:p>
      <text:p text:style-name="P2"><text:s text:c="8"/></text:p>
      <text:p text:style-name="P4"><text:span text:style-name="T3"><text:s text:c="8"/></text:span><text:span text:style-name="T1">for</text:span><text:span text:style-name="T3"> (</text:span><text:span text:style-name="T1">int</text:span><text:span text:style-name="T3"> i = 0; i &lt; numeros.</text:span><text:span text:style-name="T6">length</text:span><text:span text:style-name="T3">; i++) {</text:span></text:p>
      <text:p text:style-name="P4"><text:span text:style-name="T3"><text:s text:c="12"/>System.</text:span><text:span text:style-name="T7">out</text:span><text:span text:style-name="T3">.printf(</text:span><text:span text:style-name="T9">"\n%3d-%3d"</text:span><text:span text:style-name="T3">, i, numeros[i]);</text:span></text:p>
      <text:p text:style-name="P2"><text:s text:c="8"/>}</text:p>
      <text:p text:style-name="P2"><text:s text:c="4"/>}</text:p>
      <text:p text:style-name="P2">}</text:p>
      <text:p text:style-name="P5"/>
      <text:p text:style-name="P1"/>
      <text:h text:style-name="Heading_20_2" text:outline-level="2">Código 04:</text:h>
      <text:p text:style-name="P1"/>
      <text:p text:style-name="P4"><text:span text:style-name="T1">public</text:span><text:span text:style-name="T3"> </text:span><text:span text:style-name="T1">class</text:span><text:span text:style-name="T3"> Cliente {</text:span></text:p>
      <text:p text:style-name="P4"><text:span text:style-name="T3"><text:s text:c="4"/></text:span><text:span text:style-name="T1">int</text:span><text:span text:style-name="T3"> </text:span><text:span text:style-name="T6">idade</text:span><text:span text:style-name="T3">;</text:span></text:p>
      <text:p text:style-name="P4"><text:span text:style-name="T3"><text:s text:c="4"/>String </text:span><text:span text:style-name="T6">nome</text:span><text:span text:style-name="T3">;</text:span></text:p>
      <text:p text:style-name="P4"><text:span text:style-name="T3"><text:s text:c="4"/>String </text:span><text:span text:style-name="T6">telefone</text:span><text:span text:style-name="T3">;</text:span></text:p>
      <text:p text:style-name="P2"><text:s text:c="4"/></text:p>
      <text:p text:style-name="P4"><text:span text:style-name="T3"><text:s text:c="4"/>Cliente(String n, </text:span><text:span text:style-name="T1">int</text:span><text:span text:style-name="T3"> i, String t){</text:span></text:p>
      <text:p text:style-name="P4"><text:span text:style-name="T3"><text:s text:c="8"/></text:span><text:span text:style-name="T6">idade</text:span><text:span text:style-name="T3"> = i;</text:span></text:p>
      <text:p text:style-name="P4"><text:span text:style-name="T3"><text:s text:c="8"/></text:span><text:span text:style-name="T6">nome</text:span><text:span text:style-name="T3"> = n;</text:span></text:p>
      <text:p text:style-name="P4"><text:span text:style-name="T3"><text:s text:c="8"/></text:span><text:span text:style-name="T6">telefone</text:span><text:span text:style-name="T3"> = t;</text:span></text:p>
      <text:p text:style-name="P2"><text:s text:c="4"/>}</text:p>
      <text:p text:style-name="P2">}</text:p>
      <text:p text:style-name="P1"/>
      <text:p text:style-name="P2"><text:span text:style-name="T1">public</text:span> <text:span text:style-name="T1">class</text:span> ClienteArray {</text:p>
      <text:p text:style-name="P2"><text:s text:c="4"/></text:p>
      <text:p text:style-name="P4"><text:span text:style-name="T3"><text:s text:c="4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4"><text:span text:style-name="T3"><text:s text:c="8"/>Cliente[] clientes = </text:span><text:span text:style-name="T1">new</text:span><text:span text:style-name="T3"> Cliente[5];</text:span></text:p>
      <text:p text:style-name="P4"><text:span text:style-name="T3"><text:s text:c="8"/>clientes[0] = </text:span><text:span text:style-name="T1">new</text:span><text:span text:style-name="T3"> Cliente(</text:span><text:span text:style-name="T9">"Jose"</text:span><text:span text:style-name="T3">, 35, </text:span><text:span text:style-name="T9">"3231-2356"</text:span><text:span text:style-name="T3">);</text:span></text:p>
      <text:p text:style-name="P4"><text:span text:style-name="T3"><text:s text:c="8"/>clientes[1] = </text:span><text:span text:style-name="T1">new</text:span><text:span text:style-name="T3"> Cliente(</text:span><text:span text:style-name="T9">"Maria"</text:span><text:span text:style-name="T3">, 32, </text:span><text:span text:style-name="T9">"3202-2526"</text:span><text:span text:style-name="T3">);</text:span></text:p>
      <text:p text:style-name="P4"><text:span text:style-name="T3"><text:s text:c="8"/>clientes[2] = </text:span><text:span text:style-name="T1">new</text:span><text:span text:style-name="T3"> Cliente(</text:span><text:span text:style-name="T9">"Carolina"</text:span><text:span text:style-name="T3">, 21, </text:span><text:span text:style-name="T9">"3132-3536"</text:span><text:span text:style-name="T3">);</text:span></text:p>
      <text:p text:style-name="P4"><text:span text:style-name="T3"><text:s text:c="8"/>clientes[3] = </text:span><text:span text:style-name="T1">new</text:span><text:span text:style-name="T3"> Cliente(</text:span><text:span text:style-name="T9">"Luciana"</text:span><text:span text:style-name="T3">, 25, </text:span><text:span text:style-name="T9">"3131-2323"</text:span><text:span text:style-name="T3">);</text:span></text:p>
      <text:p text:style-name="P4"><text:span text:style-name="T3"><text:s text:c="8"/>clientes[4] = </text:span><text:span text:style-name="T1">new</text:span><text:span text:style-name="T3"> Cliente(</text:span><text:span text:style-name="T9">"Joao"</text:span><text:span text:style-name="T3">, 55, </text:span><text:span text:style-name="T9">"3535-5656"</text:span><text:span text:style-name="T3">);</text:span></text:p>
      <text:p text:style-name="P2"><text:s text:c="8"/></text:p>
      <text:p text:style-name="P4"><text:span text:style-name="T3"><text:s text:c="8"/></text:span><text:span text:style-name="T1">for</text:span><text:span text:style-name="T3"> (</text:span><text:span text:style-name="T1">int</text:span><text:span text:style-name="T3"> i = 0; i &lt; clientes.</text:span><text:span text:style-name="T6">length</text:span><text:span text:style-name="T3">; i++) {</text:span></text:p>
      <text:p text:style-name="P4"><text:span text:style-name="T3"><text:s text:c="12"/>System.</text:span><text:span text:style-name="T7">out</text:span><text:span text:style-name="T3">.printf(</text:span><text:span text:style-name="T9">"\n\nNome: %s"</text:span><text:span text:style-name="T3">, clientes[i].</text:span><text:span text:style-name="T6">nome</text:span><text:span text:style-name="T3">);</text:span></text:p>
      <text:p text:style-name="P4"><text:span text:style-name="T3"><text:s text:c="12"/>System.</text:span><text:span text:style-name="T7">out</text:span><text:span text:style-name="T3">.printf(</text:span><text:span text:style-name="T9">"\nIdade: %s"</text:span><text:span text:style-name="T3">, clientes[i].</text:span><text:span text:style-name="T6">idade</text:span><text:span text:style-name="T3">);</text:span></text:p>
      <text:p text:style-name="P4"><text:span text:style-name="T3"><text:s text:c="12"/>System.</text:span><text:span text:style-name="T7">out</text:span><text:span text:style-name="T3">.printf(</text:span><text:span text:style-name="T9">"\nTelefone: %s"</text:span><text:span text:style-name="T3">, clientes[i].</text:span><text:span text:style-name="T6">telefone</text:span><text:span text:style-name="T3">);</text:span></text:p>
      <text:p text:style-name="P2"><text:s text:c="8"/>}</text:p>
      <text:p text:style-name="P2"><text:s text:c="4"/>}</text:p>
      <text:p text:style-name="P2">}</text:p>
      <text:p text:style-name="P1"/>
      <text:h text:style-name="Heading_20_2" text:outline-level="2">Código 05:</text:h>
      <text:p text:style-name="P2"/>
      <text:p text:style-name="P4"><text:span text:style-name="T1">public</text:span><text:span text:style-name="T3"> </text:span><text:span text:style-name="T1">class</text:span><text:span text:style-name="T3"> ArgumentosMain {</text:span></text:p>
      <text:p text:style-name="P4"><text:span text:style-name="T3"><text:s text:c="4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4"><text:span text:style-name="T3"><text:s text:c="8"/>System.</text:span><text:span text:style-name="T7">out</text:span><text:span text:style-name="T3">.println(</text:span><text:span text:style-name="T9">"Os argumentos apresentados foram:"</text:span><text:span text:style-name="T3">);</text:span></text:p>
      <text:p text:style-name="P2"><text:s text:c="8"/></text:p>
      <text:p text:style-name="P4"><text:span text:style-name="T3"><text:s text:c="8"/></text:span><text:span text:style-name="T1">for</text:span><text:span text:style-name="T3"> (</text:span><text:span text:style-name="T1">int</text:span><text:span text:style-name="T3"> i = 0; i &lt; args.</text:span><text:span text:style-name="T6">length</text:span><text:span text:style-name="T3">; i++) {</text:span></text:p>
      <text:p text:style-name="P4"><text:span text:style-name="T3"><text:s text:c="12"/>System.</text:span><text:span text:style-name="T7">out</text:span><text:span text:style-name="T3">.println(args[i]);</text:span></text:p>
      <text:p text:style-name="P2"><text:s text:c="8"/>}</text:p>
      <text:p text:style-name="P2"><text:s text:c="4"/>}</text:p>
      <text:p text:style-name="P2">}</text:p>
      <text:p text:style-name="P2"/>
      <text:p text:style-name="P1"><text:soft-page-break/></text:p>
      <text:h text:style-name="Heading_20_2" text:outline-level="2">Código 06:</text:h>
      <text:p text:style-name="Text_20_body">Altere o código 04 para utilizar for aprimorado</text:p>
      <text:p text:style-name="Text_20_body"/>
      <text:h text:style-name="Heading_20_2" text:outline-level="2">Código 07:</text:h>
      <text:p text:style-name="P2"/>
      <text:p text:style-name="P2"><text:span text:style-name="T1">public</text:span> <text:span text:style-name="T1">class</text:span> Calculadora {</text:p>
      <text:p text:style-name="P4"><text:span text:style-name="T3"><text:s text:c="4"/></text:span><text:span text:style-name="T1">static</text:span><text:span text:style-name="T3"> </text:span><text:span text:style-name="T1">int</text:span><text:span text:style-name="T3"> somar(</text:span><text:span text:style-name="T1">int</text:span><text:span text:style-name="T3"> ... parcelas){</text:span></text:p>
      <text:p text:style-name="P4"><text:span text:style-name="T3"><text:s text:c="8"/></text:span><text:span text:style-name="T1">int</text:span><text:span text:style-name="T3"> resultado = 0;</text:span></text:p>
      <text:p text:style-name="P4"><text:span text:style-name="T3"><text:s text:c="8"/></text:span><text:span text:style-name="T1">for</text:span><text:span text:style-name="T3">(</text:span><text:span text:style-name="T1">int</text:span><text:span text:style-name="T3"> v : parcelas){</text:span></text:p>
      <text:p text:style-name="P2"><text:s text:c="12"/>resultado += v;</text:p>
      <text:p text:style-name="P2"><text:s text:c="8"/>}</text:p>
      <text:p text:style-name="P4"><text:span text:style-name="T3"><text:s text:c="8"/></text:span><text:span text:style-name="T1">return</text:span><text:span text:style-name="T3"> resultado;</text:span></text:p>
      <text:p text:style-name="P2"><text:s text:c="4"/>}</text:p>
      <text:p text:style-name="P4"><text:span text:style-name="T3"><text:s text:c="4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4"><text:span text:style-name="T3"><text:s text:c="8"/></text:span><text:span text:style-name="T1">int</text:span><text:span text:style-name="T3"> soma = </text:span><text:span text:style-name="T5">somar</text:span><text:span text:style-name="T3">(1, 2, 3, 4, 5, 6);</text:span></text:p>
      <text:p text:style-name="P4"><text:span text:style-name="T3"><text:s text:c="8"/>System.</text:span><text:span text:style-name="T7">out</text:span><text:span text:style-name="T3">.printf(</text:span><text:span text:style-name="T9">"Resultado: %d"</text:span><text:span text:style-name="T3">, soma);</text:span></text:p>
      <text:p text:style-name="P2"><text:s text:c="4"/>}</text:p>
      <text:p text:style-name="P2">}</text:p>
      <text:p text:style-name="P3"/>
      <text:p text:style-name="P2"/>
      <text:p text:style-name="P1"/>
      <text:h text:style-name="Heading_20_2" text:outline-level="2">Exercícios</text:h>
      <text:p text:style-name="Text_20_body"/>
      <text:list xml:id="list40678785" text:style-name="L1">
        <text:list-item>
          <text:p text:style-name="P7">Implemente, na classe calculadora o método multiplicar de forma que ele pode receber uma quantidade de parâmetros aleatória.</text:p>
        </text:list-item>
        <text:list-item>
          <text:p text:style-name="P7">O que são array's?</text:p>
        </text:list-item>
        <text:list-item>
          <text:p text:style-name="P7">O que a palavra chave static faz?</text:p>
          <text:p text:style-name="P7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2" svg:font-family="'Courier New'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xi Sans1" svg:font-family="'Luxi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/>
      <style:text-properties fo:font-size="15pt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Título1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Dimensão" style:display-name="Linha de Dimensão" style:family="paragraph" style:parent-style-name="Standard"/>
    <style:style style:name="modelo-treinamento_7e_LT_7e_Gliederung_20_1" style:display-name="modelo-treinamento~LT~Gliederung 1" style:family="paragraph">
      <style:paragraph-properties fo:margin-left="1.198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xi Sans" fo:font-size="32pt" fo:font-style="normal" fo:text-shadow="none" style:text-underline-style="none" fo:font-weight="normal" style:font-name-asian="Luxi Sans" style:font-size-asian="32pt" style:font-style-asian="normal" style:font-weight-asian="normal" style:font-name-complex="Luxi Sans" style:font-size-complex="32pt" style:font-style-complex="normal" style:font-weight-complex="normal"/>
    </style:style>
    <style:style style:name="modelo-treinamento_7e_LT_7e_Gliederung_20_2" style:display-name="modelo-treinamento~LT~Gliederung 2" style:family="paragraph" style:parent-style-name="modelo-treinamento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modelo-treinamento_7e_LT_7e_Gliederung_20_3" style:display-name="modelo-treinamento~LT~Gliederung 3" style:family="paragraph" style:parent-style-name="modelo-treinamento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modelo-treinamento_7e_LT_7e_Gliederung_20_4" style:display-name="modelo-treinamento~LT~Gliederung 4" style:family="paragraph" style:parent-style-name="modelo-treinamento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modelo-treinamento_7e_LT_7e_Gliederung_20_5" style:display-name="modelo-treinamento~LT~Gliederung 5" style:family="paragraph" style:parent-style-name="modelo-treinamento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modelo-treinamento_7e_LT_7e_Gliederung_20_6" style:display-name="modelo-treinamento~LT~Gliederung 6" style:family="paragraph" style:parent-style-name="modelo-treinamento_7e_LT_7e_Gliederung_20_5">
      <style:paragraph-properties fo:margin-left="7.2cm" fo:margin-right="0cm" fo:text-indent="-0.6cm" style:auto-text-indent="false">
        <style:tab-stops/>
      </style:paragraph-properties>
    </style:style>
    <style:style style:name="modelo-treinamento_7e_LT_7e_Gliederung_20_7" style:display-name="modelo-treinamento~LT~Gliederung 7" style:family="paragraph" style:parent-style-name="modelo-treinamento_7e_LT_7e_Gliederung_20_6">
      <style:paragraph-properties fo:margin-left="8.4cm" fo:margin-right="0cm" fo:text-indent="-0.6cm" style:auto-text-indent="false">
        <style:tab-stops/>
      </style:paragraph-properties>
    </style:style>
    <style:style style:name="modelo-treinamento_7e_LT_7e_Gliederung_20_8" style:display-name="modelo-treinamento~LT~Gliederung 8" style:family="paragraph" style:parent-style-name="modelo-treinamento_7e_LT_7e_Gliederung_20_7">
      <style:paragraph-properties fo:margin-left="9.601cm" fo:margin-right="0cm" fo:text-indent="-0.6cm" style:auto-text-indent="false">
        <style:tab-stops/>
      </style:paragraph-properties>
    </style:style>
    <style:style style:name="modelo-treinamento_7e_LT_7e_Gliederung_20_9" style:display-name="modelo-treinamento~LT~Gliederung 9" style:family="paragraph" style:parent-style-name="modelo-treinamento_7e_LT_7e_Gliederung_20_8">
      <style:paragraph-properties fo:margin-left="10.8cm" fo:margin-right="0cm" fo:text-indent="-0.6cm" style:auto-text-indent="false">
        <style:tab-stops/>
      </style:paragraph-properties>
    </style:style>
    <style:style style:name="modelo-treinamento_7e_LT_7e_Titel" style:display-name="modelo-treinament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xi Sans" fo:font-size="44pt" fo:font-style="normal" fo:text-shadow="none" style:text-underline-style="none" fo:font-weight="normal" style:font-name-asian="Luxi Sans" style:font-size-asian="44pt" style:font-style-asian="normal" style:font-weight-asian="normal" style:font-name-complex="Luxi Sans" style:font-size-complex="44pt" style:font-style-complex="normal" style:font-weight-complex="normal"/>
    </style:style>
    <style:style style:name="modelo-treinamento_7e_LT_7e_Untertitel" style:display-name="modelo-treinament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xi Sans" fo:font-size="32pt" fo:font-style="normal" fo:text-shadow="none" style:text-underline-style="none" fo:font-weight="normal" style:font-name-asian="Luxi Sans" style:font-size-asian="32pt" style:font-style-asian="normal" style:font-weight-asian="normal" style:font-name-complex="Luxi Sans" style:font-size-complex="32pt" style:font-style-complex="normal" style:font-weight-complex="normal"/>
    </style:style>
    <style:style style:name="modelo-treinamento_7e_LT_7e_Notizen" style:display-name="modelo-treinamento~LT~Notizen" style:family="paragraph">
      <style:paragraph-properties fo:margin-left="0.6cm" fo:margin-right="0cm" fo:text-indent="0cm" style:auto-text-indent="false" style:text-autospace="none"/>
      <style:text-properties style:use-window-font-color="true" style:text-outline="false" style:text-line-through-style="none" style:font-name="Luxi Sans" fo:font-size="20pt" fo:font-style="normal" fo:text-shadow="none" style:text-underline-style="none" fo:font-weight="normal" style:font-name-asian="Luxi Sans" style:font-size-asian="20pt" style:font-style-asian="normal" style:font-weight-asian="normal" style:font-name-complex="Luxi Sans" style:font-size-complex="20pt" style:font-style-complex="normal" style:font-weight-complex="normal"/>
    </style:style>
    <style:style style:name="modelo-treinamento_7e_LT_7e_Hintergrundobjekte" style:display-name="modelo-treinamento~LT~Hintergrundobjekte" style:family="paragraph">
      <style:paragraph-properties style:text-autospace="none"/>
    </style:style>
    <style:style style:name="modelo-treinamento_7e_LT_7e_Hintergrund" style:display-name="modelo-treinamento~LT~Hintergrund" style:family="paragraph">
      <style:paragraph-properties style:text-autospace="none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os_20_de_20_plano_20_de_20_fundo" style:display-name="Objetos de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trutura_20_de_20_Tópicos_20_1" style:display-name="Estrutura de Tópicos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text-indent="-0.6cm" style:auto-text-indent="false">
        <style:tab-stops/>
      </style:paragraph-properties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text-indent="-0.6cm" style:auto-text-indent="false">
        <style:tab-stops/>
      </style:paragraph-properties>
    </style:style>
    <style:style style:name="Padrão_7e_LT_7e_Gliederung_20_1" style:display-name="Padrão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adrão_7e_LT_7e_Gliederung_20_3" style:display-name="Padrão~LT~Gliederung 3" style:family="paragraph" style:parent-style-name="Padrão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adrão_7e_LT_7e_Gliederung_20_6" style:display-name="Padrão~LT~Gliederung 6" style:family="paragraph" style:parent-style-name="Padrão_7e_LT_7e_Gliederung_20_5">
      <style:paragraph-properties fo:margin-left="7.2cm" fo:margin-right="0cm" fo:text-indent="-0.6cm" style:auto-text-indent="false">
        <style:tab-stops/>
      </style:paragraph-properties>
    </style:style>
    <style:style style:name="Padrão_7e_LT_7e_Gliederung_20_7" style:display-name="Padrão~LT~Gliederung 7" style:family="paragraph" style:parent-style-name="Padrão_7e_LT_7e_Gliederung_20_6">
      <style:paragraph-properties fo:margin-left="8.4cm" fo:margin-right="0cm" fo:text-indent="-0.6cm" style:auto-text-indent="false">
        <style:tab-stops/>
      </style:paragraph-properties>
    </style:style>
    <style:style style:name="Padrão_7e_LT_7e_Gliederung_20_8" style:display-name="Padrão~LT~Gliederung 8" style:family="paragraph" style:parent-style-name="Padrão_7e_LT_7e_Gliederung_20_7">
      <style:paragraph-properties fo:margin-left="9.601cm" fo:margin-right="0cm" fo:text-indent="-0.6cm" style:auto-text-indent="false">
        <style:tab-stops/>
      </style:paragraph-properties>
    </style:style>
    <style:style style:name="Padrão_7e_LT_7e_Gliederung_20_9" style:display-name="Padrão~LT~Gliederung 9" style:family="paragraph" style:parent-style-name="Padrão_7e_LT_7e_Gliederung_20_8">
      <style:paragraph-properties fo:margin-left="10.8cm" fo:margin-right="0cm" fo:text-indent="-0.6cm" style:auto-text-indent="false">
        <style:tab-stops/>
      </style:paragraph-properties>
    </style:style>
    <style:style style:name="Padrão_7e_LT_7e_Titel" style:display-name="Padrã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código" style:family="paragraph" style:class="text">
      <style:paragraph-properties>
        <style:tab-stops/>
      </style:paragraph-properties>
      <style:text-properties style:font-name="Courier New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" style:family="paragraph" style:parent-style-name="Standard">
      <style:paragraph-properties fo:margin-top="0.42cm" fo:margin-bottom="0.21cm"/>
    </style:style>
    <style:style style:name="WW-Título112" style:family="paragraph" style:parent-style-name="Standard">
      <style:paragraph-properties fo:margin-top="0.42cm" fo:margin-bottom="0.21cm"/>
    </style:style>
    <style:style style:name="WW-Título212" style:family="paragraph" style:parent-style-name="Standard">
      <style:paragraph-properties fo:margin-top="0.42cm" fo:margin-bottom="0.21cm"/>
    </style:style>
    <style:style style:name="WW-Título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67" style:family="paragraph" style:parent-style-name="Standard">
      <style:paragraph-properties fo:margin-top="0.42cm" fo:margin-bottom="0.21cm"/>
    </style:style>
    <style:style style:name="WW-Título1123" style:family="paragraph" style:parent-style-name="Standard">
      <style:paragraph-properties fo:margin-top="0.42cm" fo:margin-bottom="0.21cm"/>
    </style:style>
    <style:style style:name="WW-Título2123" style:family="paragraph" style:parent-style-name="Standard">
      <style:paragraph-properties fo:margin-top="0.42cm" fo:margin-bottom="0.21cm"/>
    </style:style>
    <style:style style:name="WW-Título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6789" style:family="paragraph" style:parent-style-name="Standard">
      <style:paragraph-properties fo:margin-top="0.42cm" fo:margin-bottom="0.21cm"/>
    </style:style>
    <style:style style:name="WW-Título11234" style:family="paragraph" style:parent-style-name="Standard">
      <style:paragraph-properties fo:margin-top="0.42cm" fo:margin-bottom="0.21cm"/>
    </style:style>
    <style:style style:name="WW-Título21234" style:family="paragraph" style:parent-style-name="Standard">
      <style:paragraph-properties fo:margin-top="0.42cm" fo:margin-bottom="0.21cm"/>
    </style:style>
    <style:style style:name="WW-Título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67891011" style:family="paragraph" style:parent-style-name="Standard">
      <style:paragraph-properties fo:margin-top="0.42cm" fo:margin-bottom="0.21cm"/>
    </style:style>
    <style:style style:name="WW-Título112345" style:family="paragraph" style:parent-style-name="Standard">
      <style:paragraph-properties fo:margin-top="0.42cm" fo:margin-bottom="0.21cm"/>
    </style:style>
    <style:style style:name="WW-Título212345" style:family="paragraph" style:parent-style-name="Standard">
      <style:paragraph-properties fo:margin-top="0.42cm" fo:margin-bottom="0.21cm"/>
    </style:style>
    <style:style style:name="WW-Título12345678910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1" fo:font-size="44pt" fo:font-style="normal" fo:text-shadow="none" style:text-underline-style="none" fo:font-weight="normal" style:letter-kerning="true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texto" style:family="paragraph" style:parent-style-name="Heading_20_6" style:class="text">
      <style:text-properties fo:font-size="12pt" fo:font-weight="normal"/>
    </style:style>
    <style:style style:name="WW-Título12345678910111213" style:family="paragraph" style:parent-style-name="Standard">
      <style:paragraph-properties fo:margin-top="0.42cm" fo:margin-bottom="0.21cm"/>
    </style:style>
    <style:style style:name="WW-Título1123456" style:family="paragraph" style:parent-style-name="Standard">
      <style:paragraph-properties fo:margin-top="0.42cm" fo:margin-bottom="0.21cm"/>
    </style:style>
    <style:style style:name="WW-Título2123456" style:family="paragraph" style:parent-style-name="Standard">
      <style:paragraph-properties fo:margin-top="0.42cm" fo:margin-bottom="0.21cm"/>
    </style:style>
    <style:style style:name="WW-Título123456789101112131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xi Sans1" fo:font-size="44pt" fo:font-style="normal" fo:text-shadow="none" style:text-underline-style="none" fo:font-weight="normal" style:font-name-asian="Luxi Sans1" style:font-size-asian="44pt" style:font-style-asian="normal" style:font-weight-asian="normal" style:font-name-complex="Luxi Sans1" style:font-size-complex="44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15$Build-9379</meta:generator>
    <meta:creation-date>2007-05-03T10:53:50</meta:creation-date>
    <dc:date>2009-06-04T23:09:53.87</dc:date>
    <dc:language>pt-BR</dc:language>
    <meta:editing-cycles>22</meta:editing-cycles>
    <meta:editing-duration>PT127H10M57S</meta:editing-duration>
    <meta:document-statistic meta:table-count="0" meta:image-count="0" meta:object-count="0" meta:page-count="3" meta:paragraph-count="127" meta:word-count="421" meta:character-count="3557"/>
    <dc:creator>adson adson</dc:creator>
    <meta:user-defined meta:name="Info 1"/>
    <meta:user-defined meta:name="Info 2"/>
    <meta:user-defined meta:name="Info 3"/>
    <meta:user-defined meta:name="Info 4"/>
  </office:meta>
</office:document-meta>
</file>